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d8173" officeooo:paragraph-rsid="001d8173" style:font-size-asian="15.75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6"/>HELLO WORL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7T11:04:53.363248907</meta:creation-date>
    <dc:date>2020-11-07T11:07:08.303665980</dc:date>
    <meta:editing-duration>PT2M15S</meta:editing-duration>
    <meta:editing-cycles>1</meta:editing-cycles>
    <meta:document-statistic meta:table-count="0" meta:image-count="0" meta:object-count="0" meta:page-count="1" meta:paragraph-count="1" meta:word-count="2" meta:character-count="27" meta:non-whitespace-character-count="10"/>
    <meta:generator>LibreOffice/6.4.2.2$Linux_X86_64 LibreOffice_project/40$Build-2</meta:generator>
  </office:meta>
</office:document-meta>
</file>